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ngerprint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stPoint.HostPoint( @ JSONField ( name = "address" ) HostAddress ad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stPoint.setUnkown( boolean unk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stPoint.isMatc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stAddress.HostAddress( String host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stPoint.isUnk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58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ostPoint.isChan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stPoint.setFingerprint( Fingerprint fingerpr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stPoint.g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stPoint.getFingerpr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ngerprint.Fingerprint( @ JSONField ( name = "source" ) String fingerpr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